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text-input text:description="">${project.name}</text:text-input>!</text:p>
      <text:p text:style-name="Standard"/>
      <text:p text:style-name="Standard"><text:text-input text:description="">[#list developers as d]</text:text-input></text:p>
      <text:p text:style-name="Standard">Name : <text:text-input text:description="">${d.name}</text:text-input> <text:text-input text:description="">${d.lastName}</text:text-input></text:p>
      <text:p text:style-name="Standard"><text:text-input text:description="">[/#lis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M14S</meta:editing-duration>
    <meta:editing-cycles>13</meta:editing-cycles>
    <meta:generator>LibreOffice/3.3$Win32 LibreOffice_project/330m19$Build-401</meta:generator>
    <dc:date>2012-01-18T00:33:14.15</dc:date>
    <meta:document-statistic meta:table-count="0" meta:image-count="0" meta:object-count="0" meta:page-count="1" meta:paragraph-count="4" meta:word-count="11" meta:character-count="83"/>
    <meta:user-defined meta:name="Info 1"/>
    <meta:user-defined meta:name="Info 2"/>
    <meta:user-defined meta:name="Info 3"/>
    <meta:user-defined meta:name="Info 4"/>
  </office:meta>
</office:document-meta>
</file>